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</office:automatic-styles>
  <office:body>
    <office:spreadsheet>
      <table:table table:name="total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 office:value-type="string" calcext:value-type="string">
            <text:p>val_reverb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n1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4837.9" calcext:value-type="float">
            <text:p>4837.9</text:p>
          </table:table-cell>
          <table:table-cell table:style-name="ce1" office:value-type="float" office:value="1229.415" calcext:value-type="float">
            <text:p>1229.415</text:p>
          </table:table-cell>
          <table:table-cell table:style-name="ce1" office:value-type="float" office:value="1260.733" calcext:value-type="float">
            <text:p>1260.73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05:34.971205208</meta:creation-date>
    <dc:date>2015-06-24T10:07:34.820456266</dc:date>
    <meta:editing-duration>PT1M41S</meta:editing-duration>
    <meta:editing-cycles>2</meta:editing-cycles>
    <meta:generator>LibreOffice/4.2.7.2$Linux_X86_64 LibreOffice_project/420m0$Build-2</meta:generator>
    <meta:document-statistic meta:table-count="1" meta:cell-count="1279" meta:object-count="0"/>
  </office:meta>
</office:document-meta>
</file>